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3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2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rsid="001606b9" officeooo:paragraph-rsid="001606b9" style:font-size-asian="12.25pt" style:font-size-complex="14pt"/>
    </style:style>
    <style:style style:name="P3" style:family="paragraph" style:parent-style-name="Standard">
      <style:text-properties style:font-name="Liberation Serif" fo:font-size="14pt" officeooo:rsid="0019e845" officeooo:paragraph-rsid="0019e845" style:font-size-asian="12.25pt" style:font-size-complex="14pt"/>
    </style:style>
    <style:style style:name="P4" style:family="paragraph" style:parent-style-name="Standard">
      <style:text-properties style:font-name="Liberation Serif" fo:font-size="14pt" fo:font-weight="bold" officeooo:rsid="001606b9" officeooo:paragraph-rsid="001606b9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6pt" style:font-size-asian="16pt" style:font-size-complex="16pt"/>
    </style:style>
    <style:style style:name="P6" style:family="paragraph" style:parent-style-name="Standard">
      <style:text-properties style:font-name="Liberation Serif" fo:font-size="16pt" officeooo:paragraph-rsid="001606b9" style:font-size-asian="16pt" style:font-size-complex="16pt"/>
    </style:style>
    <style:style style:name="P7" style:family="paragraph" style:parent-style-name="Standard">
      <style:text-properties style:font-name="Liberation Serif" fo:font-size="16pt" fo:font-style="italic" officeooo:paragraph-rsid="001606b9" style:font-size-asian="16pt" style:font-style-asian="italic" style:font-size-complex="16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0pt" officeooo:rsid="001606b9" officeooo:paragraph-rsid="001606b9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606b9" officeooo:paragraph-rsid="001606b9" style:font-size-asian="20pt" style:font-weight-asian="bold" style:font-size-complex="20pt" style:font-weight-complex="bold"/>
    </style:style>
    <style:style style:name="P10" style:family="paragraph" style:parent-style-name="Standard">
      <style:text-properties officeooo:paragraph-rsid="0019910e"/>
    </style:style>
    <style:style style:name="P11" style:family="paragraph">
      <style:text-properties style:font-name="Liberation Serif1" fo:font-size="14pt" fo:font-weight="bold" style:font-size-asian="14pt" style:font-weight-asian="bold" style:font-name-complex="Liberation Serif1" style:font-size-complex="14pt" style:font-weight-complex="bold"/>
    </style:style>
    <style:style style:name="P12" style:family="paragraph">
      <style:text-properties style:font-name="Liberation Serif1" fo:font-size="14pt" style:font-size-asian="14pt" style:font-name-complex="Liberation Serif1" style:font-size-complex="1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fo:font-size="14pt" officeooo:rsid="001606b9" style:font-size-asian="14pt" style:font-size-complex="14pt"/>
    </style:style>
    <style:style style:name="T2" style:family="text">
      <style:text-properties style:font-name="Liberation Serif1" fo:font-size="14pt" fo:font-style="normal" fo:font-weight="normal" style:font-size-asian="14pt" style:font-style-asian="normal" style:font-weight-asian="normal"/>
    </style:style>
    <style:style style:name="T3" style:family="text">
      <style:text-properties style:font-name="Liberation Serif1" fo:font-size="14pt" fo:font-style="normal" fo:font-weight="normal" officeooo:rsid="0018c223" style:font-size-asian="14pt" style:font-style-asian="normal" style:font-weight-asian="normal"/>
    </style:style>
    <style:style style:name="T4" style:family="text">
      <style:text-properties style:font-name="Liberation Serif" fo:font-size="14pt" officeooo:rsid="001606b9" style:font-size-asian="12.25pt" style:font-size-complex="14pt"/>
    </style:style>
    <style:style style:name="T5" style:family="text">
      <style:text-properties style:font-name="Liberation Serif" fo:font-size="14pt" officeooo:rsid="00179019" style:font-size-asian="12.25pt" style:font-size-complex="14pt"/>
    </style:style>
    <style:style style:name="T6" style:family="text">
      <style:text-properties style:font-name="Liberation Serif" fo:font-size="14pt" officeooo:rsid="0019910e" style:font-size-asian="12.25pt" style:font-size-complex="14pt"/>
    </style:style>
    <style:style style:name="T7" style:family="text">
      <style:text-properties style:font-name="Liberation Serif" fo:font-size="14pt" fo:font-weight="bold" officeooo:rsid="00179019" style:font-size-asian="12.25pt" style:font-weight-asian="bold" style:font-size-complex="14pt" style:font-weight-complex="bold"/>
    </style:style>
    <style:style style:name="T8" style:family="text">
      <style:text-properties style:font-name="Liberation Serif" fo:font-size="14pt" fo:font-style="normal" fo:font-weight="normal" officeooo:rsid="00179019" style:font-size-asian="12.25pt" style:font-style-asian="normal" style:font-weight-asian="normal" style:font-size-complex="14pt"/>
    </style:style>
    <style:style style:name="T9" style:family="text">
      <style:text-properties style:font-name="Liberation Serif" fo:font-size="14pt" fo:font-style="normal" fo:font-weight="normal" officeooo:rsid="0018c223" style:font-size-asian="12.25pt" style:font-style-asian="normal" style:font-weight-asian="normal" style:font-size-complex="14pt"/>
    </style:style>
    <style:style style:name="T10" style:family="text">
      <style:text-properties style:font-name="Liberation Serif" fo:font-size="14pt" fo:font-style="normal" fo:font-weight="normal" officeooo:rsid="0019910e" style:font-size-asian="12.25pt" style:font-style-asian="normal" style:font-weight-asian="normal" style:font-size-complex="14pt"/>
    </style:style>
    <style:style style:name="T11" style:family="text">
      <style:text-properties style:font-name="Liberation Serif" fo:font-size="14pt" fo:font-style="normal" fo:font-weight="normal" officeooo:rsid="0019e845" style:font-size-asian="12.25pt" style:font-style-asian="normal" style:font-weight-asian="normal" style:font-size-complex="14pt"/>
    </style:style>
    <style:style style:name="T12" style:family="text">
      <style:text-properties officeooo:rsid="001ae04c"/>
    </style:style>
    <style:style style:name="T13" style:family="text">
      <style:text-properties officeooo:rsid="001b23ea"/>
    </style:style>
    <style:style style:name="gr1" style:family="graphic">
      <style:graphic-properties draw:stroke="none" svg:stroke-color="#000000" draw:fill="none" draw:fill-color="#ffffff" fo:min-height="2.9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0000" draw:textarea-horizontal-align="justify" draw:textarea-vertical-align="middle" draw:auto-grow-height="false" fo:min-height="0.2528in" fo:min-width="0.25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signment 16.</text:p>
      <text:p text:style-name="P8"/>
      <text:p text:style-name="P1"/>
      <text:p text:style-name="P7">State Dekker's algorithm. List its properties and prove each of them. </text:p>
      <text:p text:style-name="P6"><text:span text:style-name="T1"><text:s/></text:span></text:p>
      <text:p text:style-name="P5"><draw:frame text:anchor-type="paragraph" draw:z-index="0" draw:name="Shape1" draw:style-name="gr1" draw:text-style-name="P13" svg:width="3.624in" svg:height="2.9543in" svg:x="3.5591in" svg:y="0.2118in"><draw:text-box><text:p text:style-name="P11">For process 1:</text:p><text:p text:style-name="P12"><text:tab/>inter[1] = True</text:p><text:p text:style-name="P12"><text:tab/>while (inter[0] == True) {</text:p><text:p text:style-name="P12"><text:tab/><text:tab/><text:tab/>if (turn == 0) {</text:p><text:p text:style-name="P12"><text:tab/><text:tab/><text:tab/><text:tab/>inter[1] = False</text:p><text:p text:style-name="P12"><text:tab/><text:tab/><text:tab/><text:tab/>while (turn == 0) {}</text:p><text:p text:style-name="P12"><text:tab/><text:tab/><text:tab/><text:tab/>inter[1] = True</text:p><text:p text:style-name="P12"><text:tab/><text:tab/><text:tab/>}</text:p><text:p text:style-name="P12"><text:tab/>}</text:p><text:p text:style-name="P12"><text:tab/>&lt;CS&gt;</text:p><text:p text:style-name="P12"><text:tab/>turn = 0</text:p><text:p text:style-name="P12"><text:tab/>inter[1] = False</text:p></draw:text-box></draw:frame></text:p>
      <text:p text:style-name="P4">For process 0:</text:p>
      <text:p text:style-name="P2"><text:tab/>inter[0] = True</text:p>
      <text:p text:style-name="P2"><text:tab/>while (inter[1] == True) {</text:p>
      <text:p text:style-name="P2"><text:tab/><text:tab/>if (turn == 1) {</text:p>
      <text:p text:style-name="P2"><text:tab/><text:tab/><text:tab/>inter[0] = False</text:p>
      <text:p text:style-name="P2"><text:tab/><text:tab/><text:tab/>while (turn == 1) {}</text:p>
      <text:p text:style-name="P2"><text:tab/><text:tab/><text:tab/>inter[0] = True</text:p>
      <text:p text:style-name="P2"><text:tab/><text:tab/>}</text:p>
      <text:p text:style-name="P2"><text:tab/>}</text:p>
      <text:p text:style-name="P2"><text:tab/>&lt;CS&gt;</text:p>
      <text:p text:style-name="P2"><text:tab/>turn = 1</text:p>
      <text:p text:style-name="P2"><text:tab/>inter[0] = False</text:p>
      <text:p text:style-name="P2"/>
      <text:p text:style-name="P2"/>
      <text:p text:style-name="P1"/>
      <text:p text:style-name="P4">Mutual exclusion:</text:p>
      <text:p text:style-name="P4"/>
      <text:p text:style-name="P10"><text:span text:style-name="T4"><text:tab/></text:span><text:span text:style-name="T5">Assume for the sake of contradiction that Dekker’s algorithm do not provide <text:tab/>mutual exclusion. The only case for this to be true is that both Boolean inter[0] <text:tab/>and inter[1] <text:s/>are </text:span><text:span text:style-name="T7">false</text:span><text:span text:style-name="T5"> at the same time (while both processes 0 and 1 are in the <text:tab/>CS). </text:span></text:p>
      <text:p text:style-name="P10"><text:span text:style-name="T5"><text:tab/>Assuming first that inter[1] is false. Th</text:span><text:span text:style-name="T6">en</text:span><text:span text:style-name="T5">, obviously inter[0] must be true cause <text:tab/>there is only two ways to state inter[0] as false: the first one is into the busy <text:tab/>waiting, but recall that inter[1] false, we must have “</text:span><text:span text:style-name="T2">turn == 0” </text:span><text:span text:style-name="T3">since only <text:tab/>process 1 may state </text:span><text:span text:style-name="T8">inter[1] </text:span><text:span text:style-name="T9">= </text:span><text:span text:style-name="T8">false </text:span><text:span text:style-name="T9">and may state turn = 0 before of already have <text:tab/>turn == 0. Thus, if turn = 0, process 0 can’t enter in the if statement (turn == 1) <text:tab/>and then state the inter[0] as false. The second way to state inter[0] as false is <text:tab/>after the CS but </text:span><text:span text:style-name="T10">before to have a chance to reenter once again, process 0 must <text:tab/>state turn to 1 and then either process 1 is interested and is blocked in the while <text:tab/>(turn == 0) statement and then at the time he will get running time he will state <text:tab/>inter[1] as true, or process 1 is not interested and then if he gets interested he also <text:tab/>must set inter[1] as false.</text:span></text:p>
      <text:p text:style-name="P10"><text:span text:style-name="T10"><text:tab/>The proof when </text:span><text:span text:style-name="T11">assuming </text:span><text:span text:style-name="T10">inter[0] is false is the same than above. </text:span></text:p>
      <text:p text:style-name="P10"><text:span text:style-name="T10"><text:tab/>Then in all the case there is no possibilities for inter[0] and inter[1] to be false at <text:tab/>the same time, contradicting our assumption, and proving the claim. </text:span></text:p>
      <text:p text:style-name="P2"><draw:custom-shape text:anchor-type="paragraph" draw:z-index="1" draw:name="Shape2" draw:style-name="gr2" draw:text-style-name="P14" svg:width="0.2531in" svg:height="0.2531in" svg:x="6.5354in" svg:y="0.05in"><text:p/><draw:enhanced-geometry svg:viewBox="0 0 21600 21600" draw:type="rectangle" draw:enhanced-path="M 0 0 L 21600 0 21600 21600 0 21600 0 0 Z N"/></draw:custom-shape><text:tab/><text:tab/></text:p>
      <text:p text:style-name="P2"/>
      <text:p text:style-name="P2"/>
      <text:p text:style-name="P4"><text:soft-page-break/>Deadlock free:</text:p>
      <text:p text:style-name="P2"/>
      <text:p text:style-name="P3"><draw:custom-shape text:anchor-type="paragraph" draw:z-index="2" draw:name="Shape2" draw:style-name="gr2" draw:text-style-name="P14" svg:width="0.2531in" svg:height="0.2531in" svg:x="6.5283in" svg:y="2.0071in"><text:p/><draw:enhanced-geometry svg:viewBox="0 0 21600 21600" draw:type="rectangle" draw:enhanced-path="M 0 0 L 21600 0 21600 21600 0 21600 0 0 Z N"/></draw:custom-shape><text:tab/>Assume by contradiction that Dekker’s algorithm is not deadlock free. Then both <text:tab/>process 0 and 1 are stuck forever in the entry of the CS. Trivially turn can’t be at <text:tab/>the same time equal to 0 and 1, so both process can’t be stuck in the while (turn <text:tab/>== 0/1) loop. Thus, by the same way, even if both value of turn[0] and turn [1] are <text:tab/>true (if not there is not process blocked and one of them can enter in the CS) <text:span text:style-name="T12">since <text:tab/>turn must be either 1 or 2, when the one which can over the if (turn = 0/1) gets <text:tab/>running time, he will state inter[0/1] as false and then wait in the while loop until <text:tab/>the second process will finish his work in the CS. And then, when the second <text:tab/>process will have running time, he will enter in the CS, contradicting that both <text:tab/>processes are stuck forever in the entry code.</text:span></text:p>
      <text:p text:style-name="P2"><text:s/></text:p>
      <text:p text:style-name="P2"/>
      <text:p text:style-name="P2"/>
      <text:p text:style-name="P4">Starvation free:</text:p>
      <text:p text:style-name="P2"/>
      <text:p text:style-name="P2"><draw:custom-shape text:anchor-type="paragraph" draw:z-index="3" draw:name="Shape2" draw:style-name="gr2" draw:text-style-name="P14" svg:width="0.2531in" svg:height="0.2531in" svg:x="6.5283in" svg:y="2.2972in"><text:p/><draw:enhanced-geometry svg:viewBox="0 0 21600 21600" draw:type="rectangle" draw:enhanced-path="M 0 0 L 21600 0 21600 21600 0 21600 0 0 Z N"/></draw:custom-shape><text:tab/><text:span text:style-name="T13">To proving that the Dekker’s algorithm provide starvation freedom, we need to <text:tab/>show that there is no process (either o or 1) which is stuck forever in the entry <text:tab/>code. We’re doing thing by using the meaning of the variable turn. Assuming turn <text:tab/>= 0 at the beginning, and both processes get interested (cause if not the one which <text:tab/>is interested should not have any problem to enter in the CS). Having turn = 0 we <text:tab/>have inter[1] = false. While the process 1 is block in the while (turn == 0) when <text:tab/>the process gets running time he enters in the CS, when he is out, he states the <text:tab/>turn value to 1. And this ensure that even if process 1 is re-interested by reenter in <text:tab/>the CS, since the value of turn is 1, he will not enter in the CS before process 1. <text:tab/>This provide a starvation freedom, because we proved that there is no process <text:tab/>which is blocked forever in the entry co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3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2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2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3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3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3" style:font-family-complex="'Liberation Serif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20:02:28.097185646</meta:creation-date>
    <meta:generator>LibreOffice/6.0.3.2$Linux_X86_64 LibreOffice_project/00m0$Build-2</meta:generator>
    <dc:date>2018-07-08T21:17:47.753720827</dc:date>
    <meta:editing-duration>PT1S</meta:editing-duration>
    <meta:editing-cycles>1</meta:editing-cycles>
    <meta:document-statistic meta:table-count="0" meta:image-count="0" meta:object-count="0" meta:page-count="2" meta:paragraph-count="26" meta:word-count="630" meta:character-count="3313" meta:non-whitespace-character-count="2639"/>
  </office:meta>
</office:document-meta>
</file>